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54:10.070027870</dc:date>
    <meta:editing-cycles>28</meta:editing-cycles>
    <meta:editing-duration>PT1H23M37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5">
                <text:p>-5</text:p>
              </table:table-cell>
              <table:table-cell office:value-type="float" office:value="-3.06161699786838E-015">
                <text:p>-3.06161699786838E-015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-1">
                <text:p>-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3">
                <text:p>-3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4">
                <text:p>4</text:p>
              </table:table-cell>
              <table:table-cell office:value-type="float" office:value="1.95943487863577E-015">
                <text:p>1.95943487863577E-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">
                <text:p>-5</text:p>
              </table:table-cell>
              <table:table-cell office:value-type="float" office:value="-3.06161699786838E-015">
                <text:p>-3.06161699786838E-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